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2da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1">15-е августа — эксперимент с заклинанием Прозрения</text:p>
      <text:p text:style-name="P2">&lt;<text:span text:style-name="T2">16</text:span>-<text:span text:style-name="T2">е августа</text:span>&gt; <text:span text:style-name="T2">- Отстранение Твайлайт от исследований приказом Луны</text:span></text:p>
      <text:p text:style-name="P1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<text:span text:style-name="T3">6</text:span>-е июля — прибытие в Груммингтон</text:p>
      <text:p text:style-name="P1"><text:span text:style-name="T3">7</text:span>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<text:soft-page-break/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0:39.16</meta:creation-date>
    <dc:date>2017-06-29T17:12:44.358203464</dc:date>
    <meta:editing-duration>PT13H1M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96" meta:character-count="1983" meta:non-whitespace-character-count="1692"/>
  </office:meta>
</office:document-meta>
</file>